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1193d1" officeooo:paragraph-rsid="001193d1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193d1" officeooo:paragraph-rsid="001193d1"/>
    </style:style>
    <style:style style:name="P3" style:family="paragraph" style:parent-style-name="Standard">
      <style:text-properties fo:font-size="18pt" fo:font-weight="normal" officeooo:rsid="0013051a" officeooo:paragraph-rsid="001193d1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3051a" officeooo:paragraph-rsid="0013051a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bold" officeooo:rsid="0013051a" officeooo:paragraph-rsid="0013051a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13051a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:- What is Fail-Fast vs Fail-Safe?</text:p>
      <text:p text:style-name="P2"><text:span text:style-name="T1">=&gt; Fail-Fast</text:span><text:span text:style-name="T2"> iterators immediately throw a ConcurrentModificationException if the collection is modified while iterating. They </text:span><text:span text:style-name="T3">work directly on the original collection.</text:span></text:p>
      <text:p text:style-name="P3"/>
      <text:p text:style-name="P4"><text:span text:style-name="T4">Fail-Safe</text:span> iterators do not throw exceptions because they exceptions because they operate on a copy of the collection, allowing modifications during iteration.</text:p>
      <text:p text:style-name="P4"/>
      <text:p text:style-name="P5">Q2:- Why does ConcurrentModificationException occur?</text:p>
      <text:p text:style-name="P5">=&gt; <text:span text:style-name="T5">ConccurrentModificationException occurs when a collection is modified directly (add/remove) while it is being iterated using an iterator that does not allow concurrent modification.</text:span></text:p>
      <text:p text:style-name="P4"/>
      <text:p text:style-name="P5">Q3:- Real-world example of Fail-Safe usage?</text:p>
      <text:p text:style-name="P5">=&gt; <text:span text:style-name="T5">A real-world example is a live system where updates cannot stop, such as a hospital emergency queue. While doctors are being assigned to patients, new doctors/patients may be added. Fail-Safe collections (like CopyOnWriteArrayList or ConcurrentHashMap) allows safe updates withouth crashing.</text:span></text:p>
      <text:p text:style-name="P4"/>
      <text:p text:style-name="P5">Q4:- Difference between Iterator and ListIterator</text:p>
      <text:p text:style-name="P5">=&gt; Iterator<text:span text:style-name="T5"> allows only forward traversal and supports only the remove() operation.</text:span></text:p>
      <text:p text:style-name="P4"/>
      <text:p text:style-name="P5">ListIterator <text:span text:style-name="T5">allows both forward and backward traversal, and supports add(), set(), and remove() operations. It works only with List typ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6:13:35.866821200</meta:creation-date>
    <dc:date>2025-11-30T16:38:13.166798700</dc:date>
    <meta:editing-duration>PT14M23S</meta:editing-duration>
    <meta:editing-cycles>2</meta:editing-cycles>
    <meta:generator>LibreOffice/25.8.2.2$Windows_x86 LibreOffice_project/d401f2107ccab8f924a8e2df40f573aab7605b6f</meta:generator>
    <meta:document-statistic meta:table-count="0" meta:image-count="0" meta:object-count="0" meta:page-count="1" meta:paragraph-count="10" meta:word-count="163" meta:character-count="1206" meta:non-whitespace-character-count="1053"/>
  </office:meta>
</office:document-meta>
</file>